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80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3cm" svg:height="12.5cm" svg:x="3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5cm" svg:height="11.5cm" svg:x="3.9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.5cm" svg:height="1.5cm" svg:x="16.7cm" svg:y="8.2cm">
          <text:p text:style-name="P1">Plik wykonywalny </text:p>
          <text:p text:style-name="P1">głównego programu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8.5cm" svg:height="1.5cm" svg:x="16.7cm" svg:y="5.4cm">
          <text:p text:style-name="P1">Plik wykonywalny </text:p>
          <text:p text:style-name="P1">czytnika bazy danych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8.5cm" svg:height="1.5cm" svg:x="5.4cm" svg:y="5.4cm">
          <text:p text:style-name="P1">Baza danych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.5cm" svg:height="1.5cm" svg:x="5.4cm" svg:y="9.7cm">
          <text:p text:style-name="P1">Plik z punktami kontrolnymi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8.5cm" svg:height="1.5cm" svg:x="5.4cm" svg:y="14.1cm">
          <text:p text:style-name="P1">Plik konfiguracyjn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9cm" svg:y1="14.85cm" svg:x2="16.7cm" svg:y2="8.95cm" draw:start-shape="id1" draw:start-glue-point="1" draw:end-shape="id2" svg:d="m13900 14850h1400v-5900h1400">
          <text:p/>
        </draw:connector>
        <draw:connector draw:style-name="gr4" draw:text-style-name="P1" draw:layer="layout" svg:x1="13.9cm" svg:y1="10.45cm" svg:x2="16.7cm" svg:y2="8.95cm" draw:start-shape="id3" draw:end-shape="id2" svg:d="m13900 10450h1400v-1500h1400">
          <text:p/>
        </draw:connector>
        <draw:connector draw:style-name="gr4" draw:text-style-name="P1" draw:layer="layout" svg:x1="9.65cm" svg:y1="6.9cm" svg:x2="16.7cm" svg:y2="8.95cm" draw:start-shape="id4" draw:start-glue-point="2" draw:end-shape="id2" draw:end-glue-point="3" svg:d="m9650 6900v2050h7050">
          <text:p/>
        </draw:connector>
        <draw:connector draw:style-name="gr4" draw:text-style-name="P1" draw:layer="layout" svg:x1="13.9cm" svg:y1="6.15cm" svg:x2="16.7cm" svg:y2="6.15cm" draw:start-shape="id4" draw:end-shape="id5" svg:d="m13900 6150h2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cin Haber</meta:initial-creator>
    <meta:creation-date>2012-06-23T11:48:37</meta:creation-date>
    <dc:date>2012-06-23T11:56:29</dc:date>
    <dc:creator>Marcin Haber</dc:creator>
    <meta:editing-duration>PT7M57S</meta:editing-duration>
    <meta:editing-cycles>1</meta:editing-cycles>
    <meta:document-statistic meta:object-count="11"/>
    <meta:generator>LibreOffice/3.3$Unix LibreOffice_project/330m19$Build-401</meta:generator>
  </office:meta>
</office:document-meta>
</file>